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9.11cm" table:align="center"/>
    </style:style>
    <style:style style:name="Tabela1.A" style:family="table-column">
      <style:table-column-properties style:column-width="5.514cm"/>
    </style:style>
    <style:style style:name="Tabela1.B" style:family="table-column">
      <style:table-column-properties style:column-width="3.597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/>
    </style:style>
    <style:style style:name="P2" style:family="paragraph" style:parent-style-name="Standard">
      <style:paragraph-properties fo:margin-left="1.251cm" fo:margin-right="0cm" fo:line-height="150%" fo:text-align="justify" style:justify-single-word="false" fo:text-indent="2cm" style:auto-text-indent="false"/>
      <style:text-properties fo:color="#00ae00" style:font-name="Ari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ONITORAMENTO DE UMA REDE COM O CACTI</text:span></text:p>
      <text:p text:style-name="P1"/>
      <text:p text:style-name="P4">1. INTRODUÇÃO</text:p>
      <text:p text:style-name="P3"/>
      <text:p text:style-name="P1">Nossa tarefa foi realizar o monitoramento de uma rede através de um sistema de gerenciamento de redes baseado no protocolo SNMP. O SNMP é um protocolo implementado por boa parte dos componentes de redes e através dele é possível entre saber outras coisas o estado de cada máquina e cada switch/roteador/servidor de uma rede.</text:p>
      <text:p text:style-name="P4"/>
      <text:p text:style-name="P4">2. INSTAÇÃO E CONFIGURAÇÃO DO SISTEMA DE GERÊNCIA DE REDES</text:p>
      <text:p text:style-name="P4"/>
      <text:p text:style-name="P1">Para realizar o gerenciamento da rede foi utilizado o programa <text:span text:style-name="T2">Cacti</text:span> (<text:a xlink:type="simple" xlink:href="http://www.cacti.net/">http://www.cacti.net/</text:a>) rodando em um ambiente Linux/Ubuntu.</text:p>
      <text:p text:style-name="P2">sudo apt-get install cacti</text:p>
      <text:p text:style-name="P1">A instalação do programa é bem simples e são necessários apenas algumas poucas configurações como a escolha do servidor web (foi escolhido o apache2), a definição de uma senha para o banco de dados do Cacti e o fornecimento da senha do usuário administrativo do MySQL para a criação da base de dados do Cacti.</text:p>
      <text:p text:style-name="P1">Terminado o processo de instalação foi necessário configurar o Cacti. Para isso foi acessado o endereço <text:a xlink:type="simple" xlink:href="http://localhost/cacti/install">http://localhost/cacti/install</text:a>. A configuração é trivial, bastando ser necessário apenas seguir os passos descritos na tela.</text:p>
      <text:p text:style-name="P1">Após o termino da configuração o Cacti é direcionado para a página de login. Nessa página é colocado como login admin e senha admin (que são os valores padrões) e após isso é necessário que se configure uma nova senha. Pronto, a partir daí já podemos usar o Cacti.</text:p>
      <text:p text:style-name="P7"/>
      <text:p text:style-name="P4">3. VARIÁVEIS COLETADAS</text:p>
      <text:p text:style-name="P4"/>
      <text:p text:style-name="P8">A coleta das variáveis foi feita em uma rede doméstica onde foram observadas as seguintes variáveis e seus respectivos valores: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tcpActiveOpens</text:p>
          </table:table-cell>
          <table:table-cell table:style-name="Tabela1.B1" office:value-type="string">
            <text:p text:style-name="P9">4360</text:p>
          </table:table-cell>
        </table:table-row>
        <table:table-row>
          <table:table-cell table:style-name="Tabela1.A2" office:value-type="string">
            <text:p text:style-name="P9">tcpPassiveOpens</text:p>
          </table:table-cell>
          <table:table-cell table:style-name="Tabela1.B2" office:value-type="string">
            <text:p text:style-name="P9">306</text:p>
          </table:table-cell>
        </table:table-row>
        <table:table-row>
          <table:table-cell table:style-name="Tabela1.A2" office:value-type="string">
            <text:p text:style-name="P9">tcpAttemptFails</text:p>
          </table:table-cell>
          <table:table-cell table:style-name="Tabela1.B2" office:value-type="string">
            <text:p text:style-name="P9">262</text:p>
          </table:table-cell>
        </table:table-row>
        <text:soft-page-break/>
        <table:table-row>
          <table:table-cell table:style-name="Tabela1.A2" office:value-type="string">
            <text:p text:style-name="P9">tcpEstabResets</text:p>
          </table:table-cell>
          <table:table-cell table:style-name="Tabela1.B2" office:value-type="string">
            <text:p text:style-name="P9">188</text:p>
          </table:table-cell>
        </table:table-row>
        <table:table-row>
          <table:table-cell table:style-name="Tabela1.A2" office:value-type="string">
            <text:p text:style-name="P9">tcpCurrEstab</text:p>
          </table:table-cell>
          <table:table-cell table:style-name="Tabela1.B2" office:value-type="string">
            <text:p text:style-name="P9">16</text:p>
          </table:table-cell>
        </table:table-row>
        <table:table-row>
          <table:table-cell table:style-name="Tabela1.A2" office:value-type="string">
            <text:p text:style-name="P9">tcpInSegs</text:p>
          </table:table-cell>
          <table:table-cell table:style-name="Tabela1.B2" office:value-type="string">
            <text:p text:style-name="P9">91657</text:p>
          </table:table-cell>
        </table:table-row>
        <table:table-row>
          <table:table-cell table:style-name="Tabela1.A2" office:value-type="string">
            <text:p text:style-name="P9">tcpOutSegs</text:p>
          </table:table-cell>
          <table:table-cell table:style-name="Tabela1.B2" office:value-type="string">
            <text:p text:style-name="P9">83494</text:p>
          </table:table-cell>
        </table:table-row>
        <table:table-row>
          <table:table-cell table:style-name="Tabela1.A2" office:value-type="string">
            <text:p text:style-name="P9">tcpRetransSegs</text:p>
          </table:table-cell>
          <table:table-cell table:style-name="Tabela1.B2" office:value-type="string">
            <text:p text:style-name="P9">3925</text:p>
          </table:table-cell>
        </table:table-row>
        <table:table-row>
          <table:table-cell table:style-name="Tabela1.A2" office:value-type="string">
            <text:p text:style-name="P9">tcpInErrs</text:p>
          </table:table-cell>
          <table:table-cell table:style-name="Tabela1.B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9">tcpOutRsts</text:p>
          </table:table-cell>
          <table:table-cell table:style-name="Tabela1.B2" office:value-type="string">
            <text:p text:style-name="P9">1019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10-16T16:52:38</meta:creation-date>
    <dc:date>2011-10-16T21:17:15</dc:date>
    <dc:creator>Lucas Pereira</dc:creator>
    <meta:editing-duration>PT03H58M29S</meta:editing-duration>
    <meta:editing-cycles>11</meta:editing-cycles>
    <meta:generator>OpenOffice.org/3.2$Linux OpenOffice.org_project/320m12$Build-9483</meta:generator>
    <meta:document-statistic meta:table-count="1" meta:image-count="0" meta:object-count="0" meta:page-count="2" meta:paragraph-count="31" meta:word-count="272" meta:character-count="1693"/>
  </office:meta>
</office:document-meta>
</file>